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</text:span><text:span text:style-name="T1">de 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style-name="ce15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mises </text:span><text:span text:style-name="T1">en recueil pour former </text:span><text:span text:style-name="T2">La </text:span><text:span text:style-name="T2">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représentée </text:span><text:span text:style-name="T2">lors des Plaisirs de l’Ile </text:span><text:span text:style-name="T2">enchantée 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<text:span text:style-name="T2"> donnée </text:span><text:span text:style-name="T2">lors des Plaisirs de l’Ile </text:span><text:span text:style-name="T2">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</text:span><text:span text:style-name="T1">d'André Félibien,</text:span><text:span text:style-name="T2"> Les plaisirs </text:span><text:span text:style-name="T2">de l’île 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<text:span text:style-name="T2">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<text:span text:style-name="T2">, </text:span><text:span text:style-name="T1">Estampe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<text:span text:style-name="T2"> Les plaisirs </text:span><text:span text:style-name="T2">de l’île 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</text:span><text:span text:style-name="T1">extraite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</text:span><text:span text:style-name="T3">Molière</text:span><text:span text:style-name="T4">, CLVIII : </text:span><text:span text:style-name="T4">https://www.siv.archives-</text:span><text:span text:style-name="T4">nationales.culture.gouv.fr/m</text:span><text:span text:style-name="T4">m/media/download/FRAN_A</text:span><text:span text:style-name="T4">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7/02/2020</text:date>, <text:time>16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07T16:51:47.96</dc:date>
    <meta:generator>OpenOffice/4.1.6$Win32 OpenOffice.org_project/416m1$Build-9790</meta:generator>
    <meta:editing-duration>PT35M13S</meta:editing-duration>
    <meta:editing-cycles>2</meta:editing-cycles>
    <meta:document-statistic meta:table-count="1" meta:cell-count="74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